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t;!DOCTYPE html&gt;</text:p>
      <text:p text:style-name="Normal">&lt;html lang="de"&gt;</text:p>
      <text:p text:style-name="Normal">&lt;head&gt;</text:p>
      <text:p text:style-name="Normal"><text:s text:c="4"/>&lt;meta charset="UTF-8"&gt;</text:p>
      <text:p text:style-name="Normal"><text:s text:c="4"/>&lt;meta name="viewport" content="width=device-width, initial-scale=1.0"&gt;</text:p>
      <text:p text:style-name="Normal"><text:s text:c="4"/>&lt;title&gt;GastroVoll - Die digitale Lösung für erfolgreiche Restaurants&lt;/title&gt;</text:p>
      <text:p text:style-name="Normal"><text:s text:c="4"/>&lt;meta name="description" content="GastroVoll - Die digitale Lösung für erfolgreiche Restaurants. Demnächst verfügbar!"&gt;</text:p>
      <text:p text:style-name="Normal"><text:s text:c="4"/>&lt;link rel="preconnect" href="https://fonts.googleapis.com"&gt;</text:p>
      <text:p text:style-name="Normal"><text:s text:c="4"/>&lt;link rel="preconnect" href="https://fonts.gstatic.com" crossorigin&gt;</text:p>
      <text:p text:style-name="Normal"><text:s text:c="4"/>&lt;link href="https://fonts.googleapis.com/css2?family=Poppins:wght@400;500;600;700;800&amp;display=swap" rel="stylesheet"&gt;</text:p>
      <text:p text:style-name="Normal"><text:s text:c="4"/>&lt;style&gt;</text:p>
      <text:p text:style-name="Normal"><text:s text:c="8"/>* {</text:p>
      <text:p text:style-name="Normal"><text:s text:c="12"/>margin: 0;</text:p>
      <text:p text:style-name="Normal"><text:s text:c="12"/>padding: 0;</text:p>
      <text:p text:style-name="Normal"><text:s text:c="12"/>box-sizing: border-box;</text:p>
      <text:p text:style-name="Normal"><text:s text:c="8"/>}</text:p>
      <text:p text:style-name="Normal"/>
      <text:p text:style-name="Normal"><text:s text:c="8"/>body {</text:p>
      <text:p text:style-name="Normal"><text:s text:c="12"/>font-family: 'Poppins', sans-serif;</text:p>
      <text:p text:style-name="Normal"><text:s text:c="12"/>background: linear-gradient(135deg, #2F5447 0%, #1a3329 100%);</text:p>
      <text:p text:style-name="Normal"><text:s text:c="12"/>min-height: 100vh;</text:p>
      <text:p text:style-name="Normal"><text:s text:c="12"/>display: flex;</text:p>
      <text:p text:style-name="Normal"><text:s text:c="12"/>flex-direction: column;</text:p>
      <text:p text:style-name="Normal"><text:s text:c="12"/>align-items: center;</text:p>
      <text:p text:style-name="Normal"><text:s text:c="12"/>justify-content: center;</text:p>
      <text:p text:style-name="Normal"><text:s text:c="12"/>padding: 40px 20px;</text:p>
      <text:p text:style-name="Normal"><text:s text:c="12"/>color: white;</text:p>
      <text:p text:style-name="Normal"><text:s text:c="8"/>}</text:p>
      <text:p text:style-name="Normal"/>
      <text:soft-page-break/>
      <text:p text:style-name="Normal"><text:s text:c="8"/>.container {</text:p>
      <text:p text:style-name="Normal"><text:s text:c="12"/>text-align: center;</text:p>
      <text:p text:style-name="Normal"><text:s text:c="12"/>max-width: 800px;</text:p>
      <text:p text:style-name="Normal"><text:s text:c="12"/>width: 100%;</text:p>
      <text:p text:style-name="Normal"><text:s text:c="8"/>}</text:p>
      <text:p text:style-name="Normal"/>
      <text:p text:style-name="Normal"><text:s text:c="8"/>.logo-container {</text:p>
      <text:p text:style-name="Normal"><text:s text:c="12"/>margin-bottom: 60px;</text:p>
      <text:p text:style-name="Normal"><text:s text:c="12"/>animation: fadeInDown 1s ease-out;</text:p>
      <text:p text:style-name="Normal"><text:s text:c="8"/>}</text:p>
      <text:p text:style-name="Normal"/>
      <text:p text:style-name="Normal"><text:s text:c="8"/>.logo {</text:p>
      <text:p text:style-name="Normal"><text:s text:c="12"/>max-width: 450px;</text:p>
      <text:p text:style-name="Normal"><text:s text:c="12"/>width: 100%;</text:p>
      <text:p text:style-name="Normal"><text:s text:c="12"/>height: auto;</text:p>
      <text:p text:style-name="Normal"><text:s text:c="12"/>filter: drop-shadow(0 10px 30px rgba(0, 0, 0, 0.3));</text:p>
      <text:p text:style-name="Normal"><text:s text:c="8"/>}</text:p>
      <text:p text:style-name="Normal"/>
      <text:p text:style-name="Normal"><text:s text:c="8"/>.coming-soon {</text:p>
      <text:p text:style-name="Normal"><text:s text:c="12"/>animation: fadeInUp 1s ease-out 0.6s both;</text:p>
      <text:p text:style-name="Normal"><text:s text:c="8"/>}</text:p>
      <text:p text:style-name="Normal"/>
      <text:p text:style-name="Normal"><text:s text:c="8"/>.coming-soon-badge {</text:p>
      <text:p text:style-name="Normal"><text:s text:c="12"/>display: inline-block;</text:p>
      <text:p text:style-name="Normal"><text:s text:c="12"/>background: linear-gradient(135deg, #FF6B35 0%, #e55a2b 100%);</text:p>
      <text:p text:style-name="Normal"><text:s text:c="12"/>color: white;</text:p>
      <text:p text:style-name="Normal"><text:s text:c="12"/>font-size: 2rem;</text:p>
      <text:p text:style-name="Normal"><text:s text:c="12"/>font-weight: 700;</text:p>
      <text:p text:style-name="Normal"><text:s text:c="12"/>padding: 20px 50px;</text:p>
      <text:p text:style-name="Normal"><text:s text:c="12"/>border-radius: 60px;</text:p>
      <text:p text:style-name="Normal"><text:s text:c="12"/>text-transform: uppercase;</text:p>
      <text:soft-page-break/>
      <text:p text:style-name="Normal"><text:s text:c="12"/>letter-spacing: 3px;</text:p>
      <text:p text:style-name="Normal"><text:s text:c="12"/>box-shadow: 0 10px 40px rgba(255, 107, 53, 0.4);</text:p>
      <text:p text:style-name="Normal"><text:s text:c="12"/>position: relative;</text:p>
      <text:p text:style-name="Normal"><text:s text:c="12"/>overflow: hidden;</text:p>
      <text:p text:style-name="Normal"><text:s text:c="8"/>}</text:p>
      <text:p text:style-name="Normal"/>
      <text:p text:style-name="Normal"><text:s text:c="8"/>.coming-soon-badge::before {</text:p>
      <text:p text:style-name="Normal"><text:s text:c="12"/>content: '';</text:p>
      <text:p text:style-name="Normal"><text:s text:c="12"/>position: absolute;</text:p>
      <text:p text:style-name="Normal"><text:s text:c="12"/>top: 0;</text:p>
      <text:p text:style-name="Normal"><text:s text:c="12"/>left: -100%;</text:p>
      <text:p text:style-name="Normal"><text:s text:c="12"/>width: 100%;</text:p>
      <text:p text:style-name="Normal"><text:s text:c="12"/>height: 100%;</text:p>
      <text:p text:style-name="Normal"><text:s text:c="12"/>background: linear-gradient(90deg, transparent, rgba(255, 255, 255, 0.2), transparent);</text:p>
      <text:p text:style-name="Normal"><text:s text:c="12"/>animation: shine 3s infinite;</text:p>
      <text:p text:style-name="Normal"><text:s text:c="8"/>}</text:p>
      <text:p text:style-name="Normal"/>
      <text:p text:style-name="Normal"><text:s text:c="8"/>@keyframes shine {</text:p>
      <text:p text:style-name="Normal"><text:s text:c="12"/>0% { left: -100%; }</text:p>
      <text:p text:style-name="Normal"><text:s text:c="12"/>50%, 100% { left: 100%; }</text:p>
      <text:p text:style-name="Normal"><text:s text:c="8"/>}</text:p>
      <text:p text:style-name="Normal"/>
      <text:p text:style-name="Normal"><text:s text:c="8"/>.footer {</text:p>
      <text:p text:style-name="Normal"><text:s text:c="12"/>margin-top: 100px;</text:p>
      <text:p text:style-name="Normal"><text:s text:c="12"/>padding-top: 30px;</text:p>
      <text:p text:style-name="Normal"><text:s text:c="12"/>border-top: 1px solid rgba(255, 255, 255, 0.1);</text:p>
      <text:p text:style-name="Normal"><text:s text:c="12"/>animation: fadeInUp 1s ease-out 1s both;</text:p>
      <text:p text:style-name="Normal"><text:s text:c="8"/>}</text:p>
      <text:p text:style-name="Normal"/>
      <text:p text:style-name="Normal"><text:s text:c="8"/>.footer p {</text:p>
      <text:p text:style-name="Normal"><text:s text:c="12"/>font-size: 0.875rem;</text:p>
      <text:soft-page-break/>
      <text:p text:style-name="Normal"><text:s text:c="12"/>color: rgba(255, 255, 255, 0.5);</text:p>
      <text:p text:style-name="Normal"><text:s text:c="8"/>}</text:p>
      <text:p text:style-name="Normal"/>
      <text:p text:style-name="Normal"><text:s text:c="8"/>@keyframes fadeInDown {</text:p>
      <text:p text:style-name="Normal"><text:s text:c="12"/>from {</text:p>
      <text:p text:style-name="Normal"><text:s text:c="16"/>opacity: 0;</text:p>
      <text:p text:style-name="Normal"><text:s text:c="16"/>transform: translateY(-30px);</text:p>
      <text:p text:style-name="Normal"><text:s text:c="12"/>}</text:p>
      <text:p text:style-name="Normal"><text:s text:c="12"/>to {</text:p>
      <text:p text:style-name="Normal"><text:s text:c="16"/>opacity: 1;</text:p>
      <text:p text:style-name="Normal"><text:s text:c="16"/>transform: translateY(0);</text:p>
      <text:p text:style-name="Normal"><text:s text:c="12"/>}</text:p>
      <text:p text:style-name="Normal"><text:s text:c="8"/>}</text:p>
      <text:p text:style-name="Normal"/>
      <text:p text:style-name="Normal"><text:s text:c="8"/>@keyframes fadeInUp {</text:p>
      <text:p text:style-name="Normal"><text:s text:c="12"/>from {</text:p>
      <text:p text:style-name="Normal"><text:s text:c="16"/>opacity: 0;</text:p>
      <text:p text:style-name="Normal"><text:s text:c="16"/>transform: translateY(30px);</text:p>
      <text:p text:style-name="Normal"><text:s text:c="12"/>}</text:p>
      <text:p text:style-name="Normal"><text:s text:c="12"/>to {</text:p>
      <text:p text:style-name="Normal"><text:s text:c="16"/>opacity: 1;</text:p>
      <text:p text:style-name="Normal"><text:s text:c="16"/>transform: translateY(0);</text:p>
      <text:p text:style-name="Normal"><text:s text:c="12"/>}</text:p>
      <text:p text:style-name="Normal"><text:s text:c="8"/>}</text:p>
      <text:p text:style-name="Normal"/>
      <text:p text:style-name="Normal"><text:s text:c="8"/>/* Responsive */</text:p>
      <text:p text:style-name="Normal"><text:s text:c="8"/>@media (max-width: 768px) {</text:p>
      <text:p text:style-name="Normal"><text:s text:c="12"/>.coming-soon-badge {</text:p>
      <text:p text:style-name="Normal"><text:s text:c="16"/>font-size: 1.5rem;</text:p>
      <text:p text:style-name="Normal"><text:s text:c="16"/>padding: 15px 35px;</text:p>
      <text:p text:style-name="Normal"><text:s text:c="16"/>letter-spacing: 2px;</text:p>
      <text:soft-page-break/>
      <text:p text:style-name="Normal"><text:s text:c="12"/>}</text:p>
      <text:p text:style-name="Normal"><text:s text:c="8"/>}</text:p>
      <text:p text:style-name="Normal"/>
      <text:p text:style-name="Normal"><text:s text:c="8"/>@media (max-width: 480px) {</text:p>
      <text:p text:style-name="Normal"><text:s text:c="12"/>.logo {</text:p>
      <text:p text:style-name="Normal"><text:s text:c="16"/>max-width: 300px;</text:p>
      <text:p text:style-name="Normal"><text:s text:c="12"/>}</text:p>
      <text:p text:style-name="Normal"/>
      <text:p text:style-name="Normal"><text:s text:c="12"/>.coming-soon-badge {</text:p>
      <text:p text:style-name="Normal"><text:s text:c="16"/>font-size: 1.2rem;</text:p>
      <text:p text:style-name="Normal"><text:s text:c="16"/>padding: 12px 25px;</text:p>
      <text:p text:style-name="Normal"><text:s text:c="16"/>letter-spacing: 1px;</text:p>
      <text:p text:style-name="Normal"><text:s text:c="12"/>}</text:p>
      <text:p text:style-name="Normal"><text:s text:c="8"/>}</text:p>
      <text:p text:style-name="Normal"><text:s text:c="4"/>&lt;/style&gt;</text:p>
      <text:p text:style-name="Normal">&lt;/head&gt;</text:p>
      <text:p text:style-name="Normal">&lt;body&gt;</text:p>
      <text:p text:style-name="Normal"><text:s text:c="4"/>&lt;div class="container"&gt;</text:p>
      <text:p text:style-name="Normal"><text:s text:c="8"/>&lt;div class="logo-container"&gt;</text:p>
      <text:p text:style-name="Normal"><text:s text:c="12"/>&lt;!-- Logo GastroVoll --&gt;</text:p>
      <text:p text:style-name="Normal"><text:s text:c="12"/>&lt;svg class="logo" viewBox="0 0 500 200" xmlns="http://www.w3.org/2000/svg"&gt;</text:p>
      <text:p text:style-name="Normal"><text:s text:c="16"/>&lt;!-- Fiamma --&gt;</text:p>
      <text:p text:style-name="Normal"><text:s text:c="16"/>&lt;defs&gt;</text:p>
      <text:p text:style-name="Normal"><text:s text:c="20"/>&lt;linearGradient id="flameGradient" x1="0%" y1="100%" x2="0%" y2="0%"&gt;</text:p>
      <text:p text:style-name="Normal"><text:s text:c="24"/>&lt;stop offset="0%" style="stop-color:#FF6B35"/&gt;</text:p>
      <text:p text:style-name="Normal"><text:s text:c="24"/>&lt;stop offset="50%" style="stop-color:#FF8C42"/&gt;</text:p>
      <text:p text:style-name="Normal"><text:s text:c="24"/>&lt;stop offset="100%" style="stop-color:#FFD700"/&gt;</text:p>
      <text:p text:style-name="Normal"><text:s text:c="20"/>&lt;/linearGradient&gt;</text:p>
      <text:p text:style-name="Normal"><text:s text:c="16"/>&lt;/defs&gt;</text:p>
      <text:p text:style-name="Normal"><text:s text:c="16"/>&lt;path d="M60 180 C60 180, 45 140, 50 100 C55 60, 40 40, 55 20 C60 35, 70 50, 68 80 C66 95, 75 85, 80 60 C85 80, 90 100, 85 130 C82 150, 90 145, 95 120 C100 140, 95 165, 80 180 C70 190, 60 185, 60 180 Z" fill="url(#flameGradient)"/&gt;</text:p>
      <text:soft-page-break/>
      <text:p text:style-name="Normal"><text:s text:c="16"/></text:p>
      <text:p text:style-name="Normal"><text:s text:c="16"/>&lt;!-- Testo GastroVoll --&gt;</text:p>
      <text:p text:style-name="Normal"><text:s text:c="16"/>&lt;text x="120" y="105" font-family="Poppins, sans-serif" font-size="58" font-weight="700" fill="white"&gt;Gastro&lt;/text&gt;</text:p>
      <text:p text:style-name="Normal"><text:s text:c="16"/>&lt;text x="318" y="105" font-family="Poppins, sans-serif" font-size="58" font-weight="700" fill="#FF6B35"&gt;Voll&lt;/text&gt;</text:p>
      <text:p text:style-name="Normal"><text:s text:c="16"/></text:p>
      <text:p text:style-name="Normal"><text:s text:c="16"/>&lt;!-- Linea arancione --&gt;</text:p>
      <text:p text:style-name="Normal"><text:s text:c="16"/>&lt;line x1="120" y1="120" x2="430" y2="120" stroke="#FF6B35" stroke-width="3"/&gt;</text:p>
      <text:p text:style-name="Normal"><text:s text:c="16"/></text:p>
      <text:p text:style-name="Normal"><text:s text:c="16"/>&lt;!-- Sottotitolo --&gt;</text:p>
      <text:p text:style-name="Normal"><text:s text:c="16"/>&lt;text x="120" y="155" font-family="Poppins, sans-serif" font-size="20" font-weight="400" fill="rgba(255,255,255,0.9)"&gt;Die digitale Lösung für&lt;/text&gt;</text:p>
      <text:p text:style-name="Normal"><text:s text:c="16"/>&lt;text x="120" y="180" font-family="Poppins, sans-serif" font-size="20" font-weight="400" fill="rgba(255,255,255,0.9)"&gt;erfolgreiche Restaurants&lt;/text&gt;</text:p>
      <text:p text:style-name="Normal"><text:s text:c="12"/>&lt;/svg&gt;</text:p>
      <text:p text:style-name="Normal"><text:s text:c="8"/>&lt;/div&gt;</text:p>
      <text:p text:style-name="Normal"/>
      <text:p text:style-name="Normal"><text:s text:c="8"/>&lt;div class="coming-soon"&gt;</text:p>
      <text:p text:style-name="Normal"><text:s text:c="12"/>&lt;span class="coming-soon-badge"&gt;Demnächst verfügbar&lt;/span&gt;</text:p>
      <text:p text:style-name="Normal"><text:s text:c="8"/>&lt;/div&gt;</text:p>
      <text:p text:style-name="Normal"/>
      <text:p text:style-name="Normal"><text:s text:c="8"/>&lt;div class="footer"&gt;</text:p>
      <text:p text:style-name="Normal"><text:s text:c="12"/>&lt;p&gt;© 2026 GastroVoll. Alle Rechte vorbehalten.&lt;/p&gt;</text:p>
      <text:p text:style-name="Normal"><text:s text:c="8"/>&lt;/div&gt;</text:p>
      <text:p text:style-name="Normal"><text:s text:c="4"/>&lt;/div&gt;</text:p>
      <text:p text:style-name="Normal">&lt;/body&gt;</text:p>
      <text:p text:style-name="Normal">&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ello Ruocco</meta:initial-creator>
    <dc:creator>Aniello Ruocco</dc:creator>
    <meta:creation-date>2026-02-08T00:07:00Z</meta:creation-date>
    <dc:date>2026-02-08T00:07:00Z</dc:date>
    <meta:template xlink:href="Normal" xlink:type="simple"/>
    <meta:editing-cycles>1</meta:editing-cycles>
    <meta:editing-duration>PT0S</meta:editing-duration>
    <meta:document-statistic meta:page-count="6" meta:paragraph-count="11" meta:word-count="878" meta:character-count="5876" meta:row-count="41" meta:non-whitespace-character-count="5009"/>
  </office:meta>
</office:document-meta>
</file>